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c33" officeooo:paragraph-rsid="00092c33"/>
    </style:style>
    <style:style style:name="T1" style:family="text">
      <style:text-properties fo:language="pl" fo:country="P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 zadanie <text:span text:style-name="T1">1 a) również wykonałem poprzez rzucanie wyjątku w moim przypadku różni się tylko tym że rzucamy wyjątek Exception w factorial a myException <text:s text:c="2"/>(jest to rozszerzenie wyjątku Exception) w factorial1.</text:span></text:p>
      <text:p text:style-name="P1"><text:span text:style-name="T1"/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3:41:52.552357898</meta:creation-date>
    <dc:date>2020-04-21T13:47:31.734487419</dc:date>
    <meta:editing-duration>PT5M39S</meta:editing-duration>
    <meta:editing-cycles>1</meta:editing-cycles>
    <meta:document-statistic meta:table-count="0" meta:image-count="0" meta:object-count="0" meta:page-count="1" meta:paragraph-count="2" meta:word-count="31" meta:character-count="208" meta:non-whitespace-character-count="175"/>
    <meta:generator>LibreOffice/6.0.7.3$Linux_X86_64 LibreOffice_project/00m0$Build-3</meta:generator>
  </office:meta>
</office:document-meta>
</file>